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lab Cod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Edgelist – from the file edge4.csv whose basic style is Source, Target, Weight</text:p>
              </text:list-item>
              <text:list-item>
                <text:p text:style-name="P1">First coloumn contains – Source</text:p>
              </text:list-item>
              <text:list-item>
                <text:p text:style-name="P1">2<text:span text:style-name="T1">nd</text:span> – Target</text:p>
              </text:list-item>
              <text:list-item>
                <text:p text:style-name="P1">3<text:span text:style-name="T1">rd</text:span> – Weight</text:p>
              </text:list-item>
              <text:list-item>
                <text:p text:style-name="P1">Edge list is started from 0 n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de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st the number from 0 to n</text:p>
              </text:list-item>
              <text:list-item>
                <text:p>Max node- contains the max id in the graph, </text:p>
              </text:list-item>
              <text:list-item>
                <text:p>THERE IS CONFUSION OF DISCONNECTED GRAPHs</text:p>
              </text:list-item>
              <text:list-item>
                <text:p>Iter = 0-2^n+1<text:tab/>as n is starting from 0 and not 1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_node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ls the function Partition node</text:p>
              </text:list-item>
              <text:list-item>
                <text:p>Returns the new list based on what is the partition value.( 0 means no cut, 1 means first only node with id 0 in 1 partition and other are in another , 3 means (101) node 0 and node 2 are in 1 partition and others are in another)</text:p>
              </text:list-item>
              <text:list-item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ition grap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attaches the new column to the nodelist</text:p>
                <text:list>
                  <text:list-header>
                    <text:p>which are the 0 or 1 value according to the parti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parate E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new edge list on the basis of the nodes separated</text:p>
              </text:list-item>
              <text:list-item>
                <text:p>It check for every edge in edgelist and compare the source and target from the nodeli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igen Lapl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pute manually the </text:p>
                <text:list>
                  <text:list-item>
                    <text:p>Generate new label in the nodelist as partitioned group are different</text:p>
                  </text:list-item>
                  <text:list-item>
                    <text:p>adjacency matrix from the edge list given.<text:tab/>(adj variable) </text:p>
                  </text:list-item>
                  <text:list-item>
                    <text:p>Diagonal matrix<text:tab/>(D variable)</text:p>
                  </text:list-item>
                  <text:list-item>
                    <text:p>Laplacian matrix (lap variable)</text:p>
                  </text:list-item>
                  <text:list-item>
                    <text:p>Eigenvalues (using eig function) </text:p>
                  </text:list-item>
                  <text:list-item>
                    <text:p>Returns eigen values <text:s/>&amp;&amp; adjacency matrix and laplacian matrix 1 and 2.corresponding to group 1 and group 2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info/ Assum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gelist is undirected. And only one is stored for each edge. Internally it automatically makes 2 for undirected in adjacency (eigenlap program)</text:p>
              </text:list-item>
              <text:list-item>
                <text:p>Edgelist sometimes also denotes the undirected column which is ignored in edge4.csv but is there in others. It is used in C also and is for graph plotting through geph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2T10:52:29.395159774</meta:creation-date>
    <meta:editing-duration>PT8M17S</meta:editing-duration>
    <meta:editing-cycles>4</meta:editing-cycles>
    <meta:generator>LibreOffice/5.3.1.2$Linux_X86_64 LibreOffice_project/30m0$Build-2</meta:generator>
    <dc:date>2017-08-12T11:56:45.510113943</dc:date>
    <meta:document-statistic meta:object-count="49"/>
  </office:meta>
</office:document-meta>
</file>